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Verdana" svg:font-family="Verdana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1.0.0" text:name="DocVersion"/>
        <text:user-field-decl office:value-type="string" office:string-value="1/1/2005" text:name="DocDate"/>
        <text:user-field-decl office:value-type="string" office:string-value="2005" text:name="DocCopyrightDate"/>
      </text:user-field-decls>
      <text:p text:style-name="CoverImage"><draw:frame draw:style-name="fr1" draw:name="graphics1" text:anchor-type="as-char" svg:width="15.88cm" svg:height="8.59cm" draw:z-index="0"><draw:image xlink:href="../Images/syger-logo.jpg" xlink:type="simple" xlink:show="embed" xlink:actuate="onLoad"/>
    </draw:frame></text:p>
      <text:p text:style-name="CoverTitle"><text:title>Cover Page</text:title></text:p>
      <text:p text:style-name="CoverVersion">Version: <text:user-field-get text:name="DocVersion">1.0.0</text:user-field-get></text:p>
      <text:p text:style-name="CoverDate">Release Date: <text:user-field-get text:name="DocDate">1/1/2005</text:user-field-get></text:p>
      <text:p text:style-name="CoverCopyright">Copyright © <text:a xlink:type="simple" xlink:href="http://www.syger.it/">Syger</text:a> <text:user-field-get text:name="DocCopyrightDate">2005</text:user-field-get>. All rights reser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Verdana" svg:font-family="Verdana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Verdana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Verdana" fo:font-size="11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verImage" style:family="paragraph" style:parent-style-name="Text_20_body">
      <style:paragraph-properties fo:margin-top="3cm" fo:margin-bottom="1cm" fo:text-align="center" style:justify-single-word="false"/>
    </style:style>
    <style:style style:name="CoverTitle" style:family="paragraph" style:parent-style-name="Text_20_body">
      <style:paragraph-properties fo:margin-left="1.499cm" fo:margin-right="1.499cm" fo:margin-top="2cm" fo:margin-bottom="0.499cm" fo:text-align="end" style:justify-single-word="false" fo:text-indent="0cm" style:auto-text-indent="false"/>
      <style:text-properties fo:font-size="28pt"/>
    </style:style>
    <style:style style:name="CoverVersion" style:family="paragraph" style:parent-style-name="Text_20_body">
      <style:paragraph-properties fo:margin-left="1.499cm" fo:margin-right="1.499cm" fo:margin-top="0.499cm" fo:margin-bottom="0.25cm" fo:text-align="end" style:justify-single-word="false" fo:text-indent="0cm" style:auto-text-indent="false"/>
      <style:text-properties fo:font-size="18pt"/>
    </style:style>
    <style:style style:name="CoverDate" style:family="paragraph" style:parent-style-name="Text_20_body">
      <style:paragraph-properties fo:margin-left="1.499cm" fo:margin-right="1.499cm" fo:margin-top="0.25cm" fo:margin-bottom="0.25cm" fo:text-align="end" style:justify-single-word="false" fo:text-indent="0cm" style:auto-text-indent="false"/>
      <style:text-properties fo:font-size="18pt"/>
    </style:style>
    <style:style style:name="CoverCopyright" style:family="paragraph" style:parent-style-name="Text_20_body">
      <style:paragraph-properties fo:margin-left="1.499cm" fo:margin-right="1.499cm" fo:margin-top="1cm" fo:margin-bottom="0.199cm" fo:text-align="end" style:justify-single-word="false" fo:text-indent="0cm" style:auto-text-indent="false"/>
      <style:text-properties fo:font-size="14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dc:title>Cover Page</dc:title>
    <meta:initial-creator>John Leach</meta:initial-creator>
    <meta:creation-date>2007-11-14T10:22:50</meta:creation-date>
    <dc:creator>John Leach</dc:creator>
    <dc:date>2007-11-14T11:04:41</dc:date>
    <meta:editing-cycles>3</meta:editing-cycles>
    <meta:editing-duration>PT12M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5" meta:word-count="8" meta:character-count="68"/>
  </office:meta>
</office:document-meta>
</file>